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901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5606577737704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6606577737704cm 7.33861510383241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022cm" svg:height="2.299cm" draw:transform="rotate (-1.55299396842455) translate (4.9058475576031cm 5.9361990367587cm)" svg:viewBox="0 0 1023 2300" svg:d="M1022 2193c-57-185-105-406-149-765-45-359-69-915-62-1059 8-144-858-643-809-169 50 474 94 721 148 1184 55 464 37 452 77 737 41 286 824 167 795 72z">
          <text:p/>
        </draw:path>
        <draw:path draw:style-name="gr2" draw:text-style-name="P1" draw:layer="layout" svg:width="0.903cm" svg:height="0.661cm" draw:transform="rotate (-2.15757602131539) translate (5.1528244404367cm 6.094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3.3019911071034cm 6.340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022cm" svg:height="2.299cm" draw:transform="rotate (-1.55281943549936) translate (5.065818250815cm 4.6036711757722cm)" svg:viewBox="0 0 1023 2300" svg:d="M1022 2194c-58-186-105-407-150-766-44-359-68-915-61-1058 8-145-858-644-809-170 50 474 94 721 148 1184 55 464 37 452 77 737 41 286 824 167 795 73z">
          <text:p/>
        </draw:path>
        <draw:path draw:style-name="gr2" draw:text-style-name="P1" draw:layer="layout" svg:width="0.902cm" svg:height="0.661cm" draw:transform="rotate (-2.15687788961459) translate (5.312624478732cm 4.761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3.4617911453987cm 5.007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2:22.777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